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02cm" style:rel-column-width="32768*"/>
    </style:style>
    <style:style style:name="Таблица1.A1" style:family="table-cell">
      <style:table-cell-properties fo:padding="0cm" fo:border="0.5pt solid #000000" style:writing-mode="page"/>
    </style:style>
    <style:style style:name="Таблица1.B2" style:family="table-cell">
      <style:table-cell-properties style:vertical-align="" fo:padding="0cm" fo:border="0.5pt solid #000000" style:writing-mode="page"/>
    </style:style>
    <style:style style:name="Таблица1.A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3" style:family="table-cell">
      <style:table-cell-properties style:vertical-align="" fo:padding="0cm" fo:border-left="0.5pt solid #000000" fo:border-right="0.5pt solid #000000" fo:border-top="none" fo:border-bottom="0.5pt solid #000000" style:writing-mode="page"/>
    </style:style>
    <style:style style:name="Таблица1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9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9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0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0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5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5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d9117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officeooo:rsid="000aae6a" officeooo:paragraph-rsid="000aae6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4pt" officeooo:rsid="000aae6a" officeooo:paragraph-rsid="000aae6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officeooo:rsid="000b1898" officeooo:paragraph-rsid="000b189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aae6a" officeooo:paragraph-rsid="000aae6a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Liberation Serif" fo:font-size="14pt" fo:font-weight="bold" officeooo:rsid="0022d9aa" officeooo:paragraph-rsid="0022d9a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8.999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8.999cm" fo:margin-right="0cm" fo:text-align="start" style:justify-single-word="false" fo:text-indent="0cm" style:auto-text-indent="false" fo:background-color="transparent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8.999cm" fo:margin-right="0cm" fo:text-align="start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0aea56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0aea56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22d9aa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333b80" officeooo:paragraph-rsid="00333b80"/>
    </style:style>
    <style:style style:name="P14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33b80" officeooo:paragraph-rsid="00333b80"/>
    </style:style>
    <style:style style:name="P15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43cfa" officeooo:paragraph-rsid="00343cfa"/>
    </style:style>
    <style:style style:name="P16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5ebd5" officeooo:paragraph-rsid="0035ebd5"/>
    </style:style>
    <style:style style:name="P17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646bc" officeooo:paragraph-rsid="003646bc"/>
    </style:style>
    <style:style style:name="P18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6f212" officeooo:paragraph-rsid="0036f212"/>
    </style:style>
    <style:style style:name="P19" style:family="paragraph" style:parent-style-name="Text_20_body">
      <style:paragraph-properties fo:text-align="justify" style:justify-single-word="false"/>
      <style:text-properties officeooo:paragraph-rsid="003100ea"/>
    </style:style>
    <style:style style:name="P20" style:family="paragraph" style:parent-style-name="Text_20_body">
      <style:paragraph-properties fo:text-align="justify" style:justify-single-word="false"/>
      <style:text-properties officeooo:paragraph-rsid="00480ada"/>
    </style:style>
    <style:style style:name="P21" style:family="paragraph" style:parent-style-name="Text_20_body">
      <style:paragraph-properties fo:text-align="justify" style:justify-single-word="false"/>
      <style:text-properties officeooo:paragraph-rsid="00680ec8"/>
    </style:style>
    <style:style style:name="P22" style:family="paragraph" style:parent-style-name="Text_20_body">
      <style:paragraph-properties fo:text-align="justify" style:justify-single-word="false"/>
      <style:text-properties officeooo:paragraph-rsid="006d6091"/>
    </style:style>
    <style:style style:name="P23" style:family="paragraph" style:parent-style-name="Text_20_body">
      <style:paragraph-properties fo:text-align="end" style:justify-single-word="false"/>
      <style:text-properties officeooo:rsid="00333b80" officeooo:paragraph-rsid="00333b80"/>
    </style:style>
    <style:style style:name="P24" style:family="paragraph" style:parent-style-name="Text_20_body">
      <style:paragraph-properties fo:text-align="center" style:justify-single-word="false"/>
      <style:text-properties officeooo:rsid="00333b80" officeooo:paragraph-rsid="00333b80"/>
    </style:style>
    <style:style style:name="P25" style:family="paragraph" style:parent-style-name="Text_20_body">
      <style:paragraph-properties fo:text-align="justify" style:justify-single-word="false"/>
      <style:text-properties officeooo:rsid="00452d5d" officeooo:paragraph-rsid="00452d5d"/>
    </style:style>
    <style:style style:name="P26" style:family="paragraph" style:parent-style-name="Text_20_body">
      <style:paragraph-properties fo:text-align="justify" style:justify-single-word="false"/>
      <style:text-properties officeooo:rsid="0050d340" officeooo:paragraph-rsid="0055a431"/>
    </style:style>
    <style:style style:name="P27" style:family="paragraph" style:parent-style-name="Text_20_body">
      <style:paragraph-properties fo:text-align="justify" style:justify-single-word="false"/>
      <style:text-properties officeooo:rsid="00511525" officeooo:paragraph-rsid="00511525"/>
    </style:style>
    <style:style style:name="P28" style:family="paragraph" style:parent-style-name="Text_20_body">
      <style:paragraph-properties fo:text-align="justify" style:justify-single-word="false"/>
      <style:text-properties officeooo:rsid="00534e99" officeooo:paragraph-rsid="00534e99"/>
    </style:style>
    <style:style style:name="P29" style:family="paragraph" style:parent-style-name="Text_20_body">
      <style:text-properties officeooo:rsid="005ad38d" officeooo:paragraph-rsid="005ad38d"/>
    </style:style>
    <style:style style:name="P30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32" style:family="paragraph" style:parent-style-name="Text_20_body">
      <style:text-properties officeooo:paragraph-rsid="006bc778"/>
    </style:style>
    <style:style style:name="P33" style:family="paragraph" style:parent-style-name="Text_20_body">
      <style:text-properties fo:color="#c9211e" loext:opacity="100%" officeooo:paragraph-rsid="006bc778"/>
    </style:style>
    <style:style style:name="P34" style:family="paragraph" style:parent-style-name="Text_20_body">
      <style:text-properties fo:color="#c9211e" loext:opacity="100%" officeooo:rsid="006bc778" officeooo:paragraph-rsid="006bc778"/>
    </style:style>
    <style:style style:name="P35" style:family="paragraph" style:parent-style-name="Text_20_body">
      <style:paragraph-properties fo:text-align="center" style:justify-single-word="false"/>
      <style:text-properties officeooo:rsid="0083c89a" officeooo:paragraph-rsid="00333b80"/>
    </style:style>
    <style:style style:name="P36" style:family="paragraph" style:parent-style-name="Heading_20_1" style:list-style-name="">
      <style:paragraph-properties fo:text-align="center" style:justify-single-word="false">
        <style:tab-stops/>
      </style:paragraph-properties>
    </style:style>
    <style:style style:name="P37" style:family="paragraph" style:parent-style-name="Heading_20_1">
      <style:paragraph-properties fo:text-align="center" style:justify-single-word="false" fo:break-before="page"/>
      <style:text-properties officeooo:paragraph-rsid="0021bd95"/>
    </style:style>
    <style:style style:name="P38" style:family="paragraph" style:parent-style-name="Heading_20_1">
      <style:paragraph-properties fo:break-before="page"/>
      <style:text-properties officeooo:rsid="00261554" officeooo:paragraph-rsid="00261554"/>
    </style:style>
    <style:style style:name="P39" style:family="paragraph" style:parent-style-name="Heading_20_1">
      <style:paragraph-properties fo:line-height="150%" fo:break-before="page"/>
      <style:text-properties officeooo:paragraph-rsid="008b4014"/>
    </style:style>
    <style:style style:name="P40" style:family="paragraph" style:parent-style-name="Heading_20_1">
      <style:paragraph-properties fo:break-before="page"/>
      <style:text-properties officeooo:rsid="0083c89a" officeooo:paragraph-rsid="0083c89a"/>
    </style:style>
    <style:style style:name="P41" style:family="paragraph" style:parent-style-name="Heading_20_1">
      <style:paragraph-properties fo:break-before="page"/>
      <style:text-properties officeooo:rsid="0074e1a5" officeooo:paragraph-rsid="0074e1a5"/>
    </style:style>
    <style:style style:name="P42" style:family="paragraph" style:parent-style-name="Heading_20_1">
      <style:paragraph-properties fo:break-before="page"/>
      <style:text-properties officeooo:rsid="00735aaa" officeooo:paragraph-rsid="00735aaa"/>
    </style:style>
    <style:style style:name="P43" style:family="paragraph" style:parent-style-name="Heading_20_2">
      <style:text-properties style:font-name="Liberation Serif" officeooo:paragraph-rsid="001fc348"/>
    </style:style>
    <style:style style:name="P44" style:family="paragraph" style:parent-style-name="Heading_20_2">
      <style:text-properties officeooo:paragraph-rsid="002315f0"/>
    </style:style>
    <style:style style:name="P45" style:family="paragraph" style:parent-style-name="Heading_20_2">
      <style:text-properties officeooo:paragraph-rsid="00242739"/>
    </style:style>
    <style:style style:name="P46" style:family="paragraph" style:parent-style-name="Heading_20_2">
      <style:text-properties officeooo:paragraph-rsid="009e3763"/>
    </style:style>
    <style:style style:name="P47" style:family="paragraph" style:parent-style-name="Text_20_body" style:list-style-name="L1">
      <style:paragraph-properties fo:text-align="justify" style:justify-single-word="false"/>
      <style:text-properties style:font-name="Liberation Serif" officeooo:rsid="0053ad58" officeooo:paragraph-rsid="0053ad58"/>
    </style:style>
    <style:style style:name="P48" style:family="paragraph" style:parent-style-name="Text_20_body" style:list-style-name="L1">
      <style:paragraph-properties fo:text-align="justify" style:justify-single-word="false"/>
      <style:text-properties style:font-name="Liberation Serif" officeooo:rsid="005d9c00" officeooo:paragraph-rsid="005d9c00"/>
    </style:style>
    <style:style style:name="P49" style:family="paragraph" style:parent-style-name="Text_20_body" style:list-style-name="L2">
      <style:paragraph-properties fo:text-align="justify" style:justify-single-word="false"/>
      <style:text-properties officeooo:paragraph-rsid="006d6091"/>
    </style:style>
    <style:style style:name="P50" style:family="paragraph" style:parent-style-name="Text_20_body" style:list-style-name="L3">
      <style:paragraph-properties fo:text-align="justify" style:justify-single-word="false"/>
      <style:text-properties officeooo:paragraph-rsid="00480ada"/>
    </style:style>
    <style:style style:name="P51" style:family="paragraph" style:parent-style-name="Text_20_body">
      <style:paragraph-properties fo:text-align="justify" style:justify-single-word="false"/>
    </style:style>
    <style:style style:name="P52" style:family="paragraph" style:parent-style-name="Text_20_body">
      <style:paragraph-properties fo:text-align="justify" style:justify-single-word="false"/>
      <style:text-properties officeooo:paragraph-rsid="009d73c6"/>
    </style:style>
    <style:style style:name="P53" style:family="paragraph" style:parent-style-name="Text_20_body" style:list-style-name="L2">
      <style:paragraph-properties fo:text-align="justify" style:justify-single-word="false"/>
      <style:text-properties officeooo:rsid="0071555d" officeooo:paragraph-rsid="0071555d"/>
    </style:style>
    <style:style style:name="P54" style:family="paragraph" style:parent-style-name="Text_20_body" style:list-style-name="L2">
      <style:paragraph-properties fo:text-align="justify" style:justify-single-word="false"/>
      <style:text-properties officeooo:rsid="006eef02" officeooo:paragraph-rsid="006eef02"/>
    </style:style>
    <style:style style:name="P55" style:family="paragraph" style:parent-style-name="Text_20_body" style:list-style-name="L2">
      <style:paragraph-properties fo:text-align="justify" style:justify-single-word="false"/>
      <style:text-properties officeooo:rsid="00701eef" officeooo:paragraph-rsid="00701eef"/>
    </style:style>
    <style:style style:name="P56" style:family="paragraph" style:parent-style-name="Text_20_body" style:list-style-name="L3">
      <style:paragraph-properties fo:text-align="justify" style:justify-single-word="false"/>
      <style:text-properties officeooo:rsid="0075ebac" officeooo:paragraph-rsid="0075ebac"/>
    </style:style>
    <style:style style:name="P57" style:family="paragraph" style:parent-style-name="Text_20_body" style:list-style-name="L3">
      <style:paragraph-properties fo:text-align="justify" style:justify-single-word="false"/>
      <style:text-properties officeooo:rsid="00768d53" officeooo:paragraph-rsid="00768d53"/>
    </style:style>
    <style:style style:name="P58" style:family="paragraph" style:parent-style-name="Text_20_body" style:list-style-name="L3">
      <style:paragraph-properties fo:text-align="justify" style:justify-single-word="false"/>
      <style:text-properties officeooo:rsid="00768d53" officeooo:paragraph-rsid="0079c68c"/>
    </style:style>
    <style:style style:name="P59" style:family="paragraph" style:parent-style-name="Text_20_body" style:list-style-name="L3">
      <style:paragraph-properties fo:text-align="justify" style:justify-single-word="false"/>
      <style:text-properties officeooo:rsid="00768d53" officeooo:paragraph-rsid="0080bc27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2315f0"/>
    </style:style>
    <style:style style:name="T3" style:family="text">
      <style:text-properties style:font-name="Liberation Serif" officeooo:rsid="000e94e3"/>
    </style:style>
    <style:style style:name="T4" style:family="text">
      <style:text-properties style:font-name="Liberation Serif" officeooo:rsid="00261554"/>
    </style:style>
    <style:style style:name="T5" style:family="text">
      <style:text-properties style:font-name="Liberation Serif" officeooo:rsid="00511525"/>
    </style:style>
    <style:style style:name="T6" style:family="text">
      <style:text-properties style:font-name="Liberation Serif" officeooo:rsid="005e81ff"/>
    </style:style>
    <style:style style:name="T7" style:family="text">
      <style:text-properties style:font-name="Liberation Serif" officeooo:rsid="00939af0"/>
    </style:style>
    <style:style style:name="T8" style:family="text">
      <style:text-properties style:font-name="Liberation Serif" officeooo:rsid="00946428"/>
    </style:style>
    <style:style style:name="T9" style:family="text">
      <style:text-properties style:font-name="Liberation Serif" officeooo:rsid="009644a2"/>
    </style:style>
    <style:style style:name="T10" style:family="text">
      <style:text-properties officeooo:rsid="00261554"/>
    </style:style>
    <style:style style:name="T11" style:family="text">
      <style:text-properties officeooo:rsid="003100ea"/>
    </style:style>
    <style:style style:name="T12" style:family="text">
      <style:text-properties officeooo:rsid="003276e2"/>
    </style:style>
    <style:style style:name="T13" style:family="text">
      <style:text-properties officeooo:rsid="00343cfa"/>
    </style:style>
    <style:style style:name="T14" style:family="text">
      <style:text-properties officeooo:rsid="003646bc"/>
    </style:style>
    <style:style style:name="T15" style:family="text">
      <style:text-properties officeooo:rsid="00366c1e"/>
    </style:style>
    <style:style style:name="T16" style:family="text">
      <style:text-properties fo:color="#000000" loext:opacity="100%" style:text-underline-style="none" officeooo:rsid="00480ada"/>
    </style:style>
    <style:style style:name="T17" style:family="text">
      <style:text-properties fo:color="#000000" loext:opacity="100%" officeooo:rsid="0069d218"/>
    </style:style>
    <style:style style:name="T18" style:family="text">
      <style:text-properties officeooo:rsid="00458f76"/>
    </style:style>
    <style:style style:name="T19" style:family="text">
      <style:text-properties officeooo:rsid="0046f1fd"/>
    </style:style>
    <style:style style:name="T20" style:family="text">
      <style:text-properties officeooo:rsid="00480ada"/>
    </style:style>
    <style:style style:name="T21" style:family="text">
      <style:text-properties officeooo:rsid="004b2c18"/>
    </style:style>
    <style:style style:name="T22" style:family="text">
      <style:text-properties officeooo:rsid="00680ec8"/>
    </style:style>
    <style:style style:name="T23" style:family="text">
      <style:text-properties officeooo:rsid="006825ac"/>
    </style:style>
    <style:style style:name="T24" style:family="text">
      <style:text-properties officeooo:rsid="0069d218"/>
    </style:style>
    <style:style style:name="T25" style:family="text">
      <style:text-properties fo:color="#c9211e" loext:opacity="100%" officeooo:rsid="0069d218"/>
    </style:style>
    <style:style style:name="T26" style:family="text">
      <style:text-properties fo:color="#c9211e" loext:opacity="100%" officeooo:rsid="006bc778"/>
    </style:style>
    <style:style style:name="T27" style:family="text">
      <style:text-properties officeooo:rsid="006bc778"/>
    </style:style>
    <style:style style:name="T28" style:family="text">
      <style:text-properties officeooo:rsid="006d6091"/>
    </style:style>
    <style:style style:name="T29" style:family="text">
      <style:text-properties officeooo:rsid="006eef02"/>
    </style:style>
    <style:style style:name="T30" style:family="text">
      <style:text-properties officeooo:rsid="0071555d"/>
    </style:style>
    <style:style style:name="T31" style:family="text">
      <style:text-properties officeooo:rsid="0075ebac"/>
    </style:style>
    <style:style style:name="T32" style:family="text">
      <style:text-properties officeooo:rsid="00768d53"/>
    </style:style>
    <style:style style:name="T33" style:family="text">
      <style:text-properties officeooo:rsid="0077071c"/>
    </style:style>
    <style:style style:name="T34" style:family="text">
      <style:text-properties officeooo:rsid="0077b460"/>
    </style:style>
    <style:style style:name="T35" style:family="text">
      <style:text-properties officeooo:rsid="00788051"/>
    </style:style>
    <style:style style:name="T36" style:family="text">
      <style:text-properties officeooo:rsid="0079c68c"/>
    </style:style>
    <style:style style:name="T37" style:family="text">
      <style:text-properties officeooo:rsid="007bc0bd"/>
    </style:style>
    <style:style style:name="T38" style:family="text">
      <style:text-properties officeooo:rsid="007c2d18"/>
    </style:style>
    <style:style style:name="T39" style:family="text">
      <style:text-properties officeooo:rsid="007dddcf"/>
    </style:style>
    <style:style style:name="T40" style:family="text">
      <style:text-properties officeooo:rsid="007f4301"/>
    </style:style>
    <style:style style:name="T41" style:family="text">
      <style:text-properties officeooo:rsid="00804399"/>
    </style:style>
    <style:style style:name="T42" style:family="text">
      <style:text-properties officeooo:rsid="0080bc27"/>
    </style:style>
    <style:style style:name="T43" style:family="text">
      <style:text-properties officeooo:rsid="00821afc"/>
    </style:style>
    <style:style style:name="T44" style:family="text">
      <style:text-properties officeooo:rsid="0083c89a"/>
    </style:style>
    <style:style style:name="T45" style:family="text">
      <style:text-properties officeooo:rsid="00895d16"/>
    </style:style>
    <style:style style:name="T46" style:family="text">
      <style:text-properties officeooo:rsid="008f3e74"/>
    </style:style>
    <style:style style:name="T47" style:family="text">
      <style:text-properties officeooo:rsid="00928516"/>
    </style:style>
    <style:style style:name="T48" style:family="text">
      <style:text-properties officeooo:rsid="00939af0"/>
    </style:style>
    <style:style style:name="T49" style:family="text">
      <style:text-properties officeooo:rsid="0097ba19"/>
    </style:style>
    <style:style style:name="T50" style:family="text">
      <style:text-properties officeooo:rsid="0097dc86"/>
    </style:style>
    <style:style style:name="T51" style:family="text">
      <style:text-properties officeooo:rsid="0098b43e"/>
    </style:style>
    <style:style style:name="T52" style:family="text">
      <style:text-properties officeooo:rsid="009934f2"/>
    </style:style>
    <style:style style:name="T53" style:family="text">
      <style:text-properties officeooo:rsid="009a0506"/>
    </style:style>
    <style:style style:name="T54" style:family="text">
      <style:text-properties officeooo:rsid="009d73c6"/>
    </style:style>
    <style:style style:name="T55" style:family="text">
      <style:text-properties officeooo:rsid="009e3763"/>
    </style:style>
    <style:style style:name="T56" style:family="text">
      <style:text-properties officeooo:rsid="009f092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Республики Беларусь</text:p>
      <text:p text:style-name="P2">Учреждение образования</text:p>
      <text:p text:style-name="P2">«Брестский Государственный университет имени А.С. Пушкина»</text:p>
      <text:p text:style-name="P2">Физико-математический факультет</text:p>
      <text:p text:style-name="P2">Кафедра общей и теоретической физики</text:p>
      <text:p text:style-name="P2"/>
      <text:p text:style-name="P2"/>
      <text:p text:style-name="P2"/>
      <text:p text:style-name="P2"/>
      <text:p text:style-name="P2"/>
      <text:p text:style-name="P3">Допущена к защите</text:p>
      <text:p text:style-name="P3">Заведующий кафедрой</text:p>
      <text:p text:style-name="P3">________ <text:s text:c="2"/>____________________</text:p>
      <text:p text:style-name="P3"/>
      <text:p text:style-name="P3">______________</text:p>
      <text:p text:style-name="P3">(дата) <text:s text:c="7"/></text:p>
      <text:p text:style-name="P4"/>
      <text:p text:style-name="P4"/>
      <text:p text:style-name="P2"/>
      <text:p text:style-name="P2"/>
      <text:p text:style-name="P2"/>
      <text:p text:style-name="P5">Компьютерное моделирование механических процессов</text:p>
      <text:p text:style-name="P7">Дипломная работа по физике, специальность</text:p>
      <text:p text:style-name="P7">КОМПЬЮТЕРНАЯ ФИЗИКА</text:p>
      <text:p text:style-name="P7"/>
      <text:p text:style-name="P7"/>
      <text:p text:style-name="P7"/>
      <text:p text:style-name="P7"/>
      <text:p text:style-name="P7"/>
      <text:p text:style-name="P7"/>
      <text:p text:style-name="P8">Выполнил студент 5 курса гр. КФ-51</text:p>
      <text:p text:style-name="P9">________________ <text:s text:c="4"/>Задернюк В. А.</text:p>
      <text:p text:style-name="P9">Научный руководитель:</text:p>
      <text:p text:style-name="P10">Доктор физико-математических наук,</text:p>
      <text:p text:style-name="P10">профессор</text:p>
      <text:p text:style-name="P10">________________ <text:s text:c="4"/>Плетюхов В. А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Брест 2022</text:p>
      <text:p text:style-name="P6">Содержание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_RefHeading___Toc338_1316247610" text:style-name="Index_20_Link" text:visited-style-name="Index_20_Link">ВВЕДЕНИЕ<text:tab/>3</text:a></text:p>
          <text:p text:style-name="P30"><text:a xlink:type="simple" xlink:href="#__RefHeading___Toc468_1316247610" text:style-name="Index_20_Link" text:visited-style-name="Index_20_Link">ОБЩАЯ ХАРАКТЕРИСТИКА РАБОТЫ<text:tab/>4</text:a></text:p>
          <text:p text:style-name="P31"><text:a xlink:type="simple" xlink:href="#__RefHeading___Toc342_1316247610" text:style-name="Index_20_Link" text:visited-style-name="Index_20_Link">1. Цель и задачи исследования<text:tab/>4</text:a></text:p>
          <text:p text:style-name="P31"><text:a xlink:type="simple" xlink:href="#__RefHeading___Toc344_1316247610" text:style-name="Index_20_Link" text:visited-style-name="Index_20_Link">2. Новизна разработки<text:tab/>4</text:a></text:p>
          <text:p text:style-name="P31"><text:a xlink:type="simple" xlink:href="#__RefHeading___Toc346_1316247610" text:style-name="Index_20_Link" text:visited-style-name="Index_20_Link">3. Апробация результатов<text:tab/>4</text:a></text:p>
          <text:p text:style-name="P31"><text:a xlink:type="simple" xlink:href="#__RefHeading___Toc348_1316247610" text:style-name="Index_20_Link" text:visited-style-name="Index_20_Link">4. Опубликованность результатов<text:tab/>4</text:a></text:p>
          <text:p text:style-name="P31"><text:a xlink:type="simple" xlink:href="#__RefHeading___Toc350_1316247610" text:style-name="Index_20_Link" text:visited-style-name="Index_20_Link">5. Структура и объем работы<text:tab/>4</text:a></text:p>
          <text:p text:style-name="P30"><text:a xlink:type="simple" xlink:href="#__RefHeading___Toc1577_2237960670" text:style-name="Index_20_Link" text:visited-style-name="Index_20_Link">СВЕДЕНИЯ О КОМПЬЮТЕРНОМ МОДЕЛИРОВАНИИ И ЕГО ЭТАПАХ<text:tab/>5</text:a></text:p>
          <text:p text:style-name="P30"><text:a xlink:type="simple" xlink:href="#__RefHeading___Toc1575_2237960670" text:style-name="Index_20_Link" text:visited-style-name="Index_20_Link">ПРОВЕДЕНИЕ КОМПЬЮТЕРНОГО МОДЕЛИРОВАНИЯ<text:tab/>7</text:a></text:p>
          <text:p text:style-name="P31"><text:a xlink:type="simple" xlink:href="#__RefHeading___Toc767_2237960670" text:style-name="Index_20_Link" text:visited-style-name="Index_20_Link">1. Постановка задачи и её анализ<text:tab/>7</text:a></text:p>
          <text:p text:style-name="P31"><text:a xlink:type="simple" xlink:href="#__RefHeading___Toc769_2237960670" text:style-name="Index_20_Link" text:visited-style-name="Index_20_Link">2. Построение информационной модели<text:tab/>7</text:a></text:p>
          <text:p text:style-name="P31"><text:a xlink:type="simple" xlink:href="#__RefHeading___Toc771_2237960670" text:style-name="Index_20_Link" text:visited-style-name="Index_20_Link">3. Разработка метода и алгоритма реализации компьютерной модели<text:tab/>7</text:a></text:p>
          <text:p text:style-name="P31"><text:a xlink:type="simple" xlink:href="#__RefHeading___Toc773_2237960670" text:style-name="Index_20_Link" text:visited-style-name="Index_20_Link">4. Разработка компьютерной модели<text:tab/>7</text:a></text:p>
          <text:p text:style-name="P31"><text:a xlink:type="simple" xlink:href="#__RefHeading___Toc775_2237960670" text:style-name="Index_20_Link" text:visited-style-name="Index_20_Link">4.1. Выбор средств реализации компьютерной модели<text:tab/>7</text:a></text:p>
          <text:p text:style-name="P31"><text:a xlink:type="simple" xlink:href="#__RefHeading___Toc777_2237960670" text:style-name="Index_20_Link" text:visited-style-name="Index_20_Link">4.2. Разработка компьютерной модели<text:tab/>8</text:a></text:p>
          <text:p text:style-name="P31"><text:a xlink:type="simple" xlink:href="#__RefHeading___Toc779_2237960670" text:style-name="Index_20_Link" text:visited-style-name="Index_20_Link">4.3. Проверка правильности созданной модели<text:tab/>8</text:a></text:p>
          <text:p text:style-name="P31"><text:a xlink:type="simple" xlink:href="#__RefHeading___Toc781_2237960670" text:style-name="Index_20_Link" text:visited-style-name="Index_20_Link">5. Проведение эксперимента<text:tab/>8</text:a></text:p>
          <text:p text:style-name="P30"><text:a xlink:type="simple" xlink:href="#__RefHeading___Toc783_2237960670" text:style-name="Index_20_Link" text:visited-style-name="Index_20_Link">ЗАКЛЮЧЕНИЕ<text:tab/>9</text:a></text:p>
          <text:p text:style-name="P30"><text:a xlink:type="simple" xlink:href="#__RefHeading___Toc700_1316247610" text:style-name="Index_20_Link" text:visited-style-name="Index_20_Link">ИСТОЧНИКИ<text:tab/>10</text:a></text:p>
        </text:index-body>
      </text:table-of-content>
      <text:h text:style-name="P36" text:outline-level="1"/>
      <text:h text:style-name="P37" text:outline-level="1"><text:bookmark-start text:name="__RefHeading___Toc338_1316247610"/>ВВЕДЕНИЕ<text:bookmark-end text:name="__RefHeading___Toc338_1316247610"/></text:h>
      <text:p text:style-name="P25"><text:tab/>Компьютерные модели стали обычным инструментом математического моделирования и применяются в физике, астрофизике, механике, химии, биологии, экономике, социологии, метеорологии, других науках и прикладных задачах в различных областях радиоэлектроники, машиностроения, автомобилестроения и прочих. Компьютерные модели используются для получения новых знаний об объекте или для приближенной оценки поведения систем, слишком сложных для аналитического исследования.</text:p>
      <text:p text:style-name="P25"><text:tab/><text:span text:style-name="T21">Они</text:span> является одним из эффективных методов изучения сложных систем. <text:s/><text:span text:style-name="T21">Благодаря компьютерному моделированию </text:span>проще и удобнее исследовать в силу возможности проводить так называемые вычислительные эксперименты в тех случаях, когда реальные эксперименты затруднены из-за финансовых или физических препятствий или могут дать непредсказуемый результат. Формализованность компьютерных моделей позволяет определить основные факторы, <text:span text:style-name="T19">представляющие</text:span> свойства изучаемого объекта-оригинала (или целого класса объектов), в частности, <text:span text:style-name="T18">исследовать отклик моделируемой физической системы на изменения её параметров и начальных условий.[1]</text:span></text:p>
      <text:h text:style-name="P38" text:outline-level="1"><text:bookmark-start text:name="__RefHeading___Toc468_1316247610"/>ОБЩАЯ ХАРАКТЕРИСТИКА РАБОТЫ<text:bookmark-end text:name="__RefHeading___Toc468_1316247610"/></text:h>
      <text:h text:style-name="Heading_20_2" text:outline-level="2"><text:bookmark-start text:name="__RefHeading___Toc342_1316247610"/><text:span text:style-name="T4">1. </text:span><text:span text:style-name="T2">Ц</text:span><text:span text:style-name="T1">ель и задачи исследования</text:span><text:bookmark-end text:name="__RefHeading___Toc342_1316247610"/></text:h>
      <text:p text:style-name="P26"><text:span text:style-name="T1"><text:tab/>Целью работы является </text:span><text:span text:style-name="T7">изучение инструментов </text:span><text:span text:style-name="T8">и методологий позволяющих эффективно производить </text:span><text:span text:style-name="T9">разработку моделей</text:span><text:span text:style-name="T8"> механических процессов.</text:span></text:p>
      <text:p text:style-name="P28"><text:span text:style-name="T5"><text:tab/>З</text:span><text:span text:style-name="T1">адачами, исследования являются:</text:span></text:p>
      <text:list xml:id="list1698445661" text:style-name="L1">
        <text:list-item>
          <text:p text:style-name="P47"><text:span text:style-name="T49">Исследование</text:span> <text:span text:style-name="T50">статистических данных по возможностям языков программирования</text:span>;</text:p>
        </text:list-item>
        <text:list-item>
          <text:p text:style-name="P48"><text:span text:style-name="T50">Определение оптимального набора инструментов</text:span>;</text:p>
        </text:list-item>
        <text:list-item>
          <text:p text:style-name="P48">Реализация модели механического процесса <text:span text:style-name="T48">(движение двойного маятника) </text:span><text:span text:style-name="T51">этим набором</text:span>.</text:p>
        </text:list-item>
      </text:list>
      <text:h text:style-name="P43" text:outline-level="2"><text:bookmark-start text:name="__RefHeading___Toc344_1316247610"/><text:span text:style-name="T10">2. </text:span>Новизна разработки<text:bookmark-end text:name="__RefHeading___Toc344_1316247610"/></text:h>
      <text:p text:style-name="P29"><text:span text:style-name="T1">Минимальная</text:span><text:span text:style-name="T6">.</text:span></text:p>
      <text:h text:style-name="P44" text:outline-level="2"><text:bookmark-start text:name="__RefHeading___Toc346_1316247610"/><text:span text:style-name="T4">3. </text:span><text:span text:style-name="T1">Апробация </text:span><text:span text:style-name="T3">результатов</text:span><text:bookmark-end text:name="__RefHeading___Toc346_1316247610"/></text:h>
      <text:p text:style-name="P27"><text:span text:style-name="T3">А</text:span><text:span text:style-name="T1">пробация результатов дипломной работы не проводилась.</text:span></text:p>
      <text:h text:style-name="P44" text:outline-level="2"><text:bookmark-start text:name="__RefHeading___Toc348_1316247610"/><text:span text:style-name="T10">4. </text:span>Опубликованность результатов<text:bookmark-end text:name="__RefHeading___Toc348_1316247610"/></text:h>
      <text:p text:style-name="P27">Результаты исследований не публиковались.</text:p>
      <text:h text:style-name="P45" text:outline-level="2"><text:bookmark-start text:name="__RefHeading___Toc350_1316247610"/><text:span text:style-name="T4">5. </text:span><text:span text:style-name="T1">Структура и объем работы</text:span><text:bookmark-end text:name="__RefHeading___Toc350_1316247610"/></text:h>
      <text:h text:style-name="P39" text:outline-level="1"><text:bookmark-start text:name="__RefHeading___Toc1577_2237960670"/><text:span text:style-name="T45">СВЕДЕНИЯ О</text:span><text:span text:style-name="T44"> КОМПЬЮТЕРНОМ МОДЕЛИРОВАНИИ </text:span><text:span text:style-name="T46">И</text:span><text:span text:style-name="T45"> ЕГО ЭТАПАХ</text:span><text:bookmark-end text:name="__RefHeading___Toc1577_2237960670"/></text:h>
      <text:p text:style-name="P19"><text:tab/><text:span text:style-name="T11">Построение компьютерной модели базируется на абстрагировании от конкретной природы явлений или изучаемого объекта-оригинала и состоит из двух этапов </text:span>– <text:span text:style-name="T11">сначала создание качественной, а затем и количественной модели. Чем больше значимых свойств будет выявлено и перенесено на компьютерную модель </text:span>– <text:span text:style-name="T11">тем более приближенной она окажется к реальной модели, тем большими возможностями сможет обладать система, использующая данную модель. Компьютерное же моделирование заключается в проведении серии вычислительных экспериментов на компьютере, целью которых является анализ, интерпретация и сопоставление результатов моделирования с реальным поведением изучаемого объекта и, при необходимости, последующее уточнение модели и так далее.</text:span> </text:p>
      <text:p text:style-name="P19"><text:tab/><text:span text:style-name="T12">Различают аналитическое и имитационное моделирование. При аналитическом моделировании изучаются математические (абстрактные) модели реального объекта в виде алгебраических, дифференциальных и других уравнений, а также предусматривающих осуществление однозначной вычислительной процедуры, приводящей к их точному решению. При имитационном моделировании исследуются математические модели в виде алгоритма(ов), воспроизводящего функционирование исследуемой системы путём последовательного выполнения большого количества элементарных операций.[1]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(англ. Simulation modeling) исследуемой предметной области для проведения различных экспериментов.[2]</text:span></text:p>
      <text:p text:style-name="P23">Таблица 1.1</text:p>
      <text:p text:style-name="P24">Основные этапы компьютерного моделир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135766001376">
          <table:table-cell table:style-name="Таблица1.A1" office:value-type="string">
            <text:p text:style-name="P13">Этап</text:p>
          </table:table-cell>
          <table:table-cell table:style-name="Таблица1.A1" office:value-type="string">
            <text:p text:style-name="P13">Действия</text:p>
          </table:table-cell>
        </table:table-row>
        <table:table-row table:style-name="TableLine94135596768640">
          <table:table-cell table:style-name="Таблица1.A1" table:number-rows-spanned="3" office:value-type="string">
            <text:p text:style-name="P14">Постановка задачи и её анализ</text:p>
          </table:table-cell>
          <table:table-cell table:style-name="Таблица1.B2" office:value-type="string">
            <text:p text:style-name="P14">Выяс<text:span text:style-name="T14">н</text:span>ить, с какой целью создается модель.</text:p>
          </table:table-cell>
        </table:table-row>
        <table:table-row table:style-name="TableLine94135766266592">
          <table:covered-table-cell table:style-name="Таблица1.A3"/>
          <table:table-cell table:style-name="Таблица1.B3" office:value-type="string">
            <text:p text:style-name="P14">Уточнить, какие исходные результаты и в каком виде следует их получить.</text:p>
          </table:table-cell>
        </table:table-row>
        <table:table-row table:style-name="TableLine94135766615776">
          <table:covered-table-cell table:style-name="Таблица1.A4"/>
          <table:table-cell table:style-name="Таблица1.B3" office:value-type="string">
            <text:p text:style-name="P14">Определить, какие <text:span text:style-name="T13">исходные данные нужны для создания модели.</text:span></text:p>
          </table:table-cell>
        </table:table-row>
        <table:table-row table:style-name="TableLine94135596552320">
          <table:table-cell table:style-name="Таблица1.A1" table:number-rows-spanned="3" office:value-type="string">
            <text:p text:style-name="P15">Построение информационной модели</text:p>
          </table:table-cell>
          <table:table-cell table:style-name="Таблица1.A1" office:value-type="string">
            <text:p text:style-name="P15">Определить параметры модели и выявить взаимосвязь между ними.</text:p>
          </table:table-cell>
        </table:table-row>
        <table:table-row table:style-name="TableLine94135596475616">
          <table:covered-table-cell table:style-name="Таблица1.A6"/>
          <table:table-cell table:style-name="Таблица1.B6" office:value-type="string">
            <text:p text:style-name="P15">Оценить, какие из параметров <text:soft-page-break/>влиятельные для данной задачи, а какими можно пренебре<text:span text:style-name="T15">гат</text:span>ь.</text:p>
          </table:table-cell>
        </table:table-row>
        <table:table-row table:style-name="TableLine94135738242960">
          <table:covered-table-cell table:style-name="Таблица1.A7"/>
          <table:table-cell table:style-name="Таблица1.B7" office:value-type="string">
            <text:p text:style-name="P16">Математически описать зависимость между параметрами модели.</text:p>
          </table:table-cell>
        </table:table-row>
        <table:table-row table:style-name="TableLine94135580913344">
          <table:table-cell table:style-name="Таблица1.A1" table:number-rows-spanned="3" office:value-type="string">
            <text:p text:style-name="P16">Разработка метода и алгоритма реализации компьютерной модели</text:p>
          </table:table-cell>
          <table:table-cell table:style-name="Таблица1.A1" office:value-type="string">
            <text:p text:style-name="P16">Разработать метод получения исходных результатов.</text:p>
          </table:table-cell>
        </table:table-row>
        <table:table-row table:style-name="TableLine94135631245824">
          <table:covered-table-cell table:style-name="Таблица1.A9"/>
          <table:table-cell table:style-name="Таблица1.B9" office:value-type="string">
            <text:p text:style-name="P16">Составить алгоритм получения результатов <text:span text:style-name="T14">по избранным методам.</text:span></text:p>
          </table:table-cell>
        </table:table-row>
        <table:table-row table:style-name="TableLine94135596340416">
          <table:covered-table-cell table:style-name="Таблица1.A10"/>
          <table:table-cell table:style-name="Таблица1.B10" office:value-type="string">
            <text:p text:style-name="P17">Проверить правильность алгоритма.</text:p>
          </table:table-cell>
        </table:table-row>
        <table:table-row table:style-name="TableLine94135575625280">
          <table:table-cell table:style-name="Таблица1.A1" table:number-rows-spanned="3" office:value-type="string">
            <text:p text:style-name="P17">Разработка компьютерной модели</text:p>
          </table:table-cell>
          <table:table-cell table:style-name="Таблица1.A1" office:value-type="string">
            <text:p text:style-name="P17">Выбрать средства программной реализации алгоритма на компьютере.</text:p>
          </table:table-cell>
        </table:table-row>
        <table:table-row table:style-name="TableLine94135596646176">
          <table:covered-table-cell table:style-name="Таблица1.A12"/>
          <table:table-cell table:style-name="Таблица1.B12" office:value-type="string">
            <text:p text:style-name="P17">Разработать компьютерную модель.</text:p>
          </table:table-cell>
        </table:table-row>
        <table:table-row table:style-name="TableLine94135808942384">
          <table:covered-table-cell table:style-name="Таблица1.A13"/>
          <table:table-cell table:style-name="Таблица1.B13" office:value-type="string">
            <text:p text:style-name="P17">Проверить правильность созданной компьютерной модели.</text:p>
          </table:table-cell>
        </table:table-row>
        <table:table-row table:style-name="TableLine94135834721792">
          <table:table-cell table:style-name="Таблица1.A1" table:number-rows-spanned="4" office:value-type="string">
            <text:p text:style-name="P17">Проведение эксперимента</text:p>
            <text:p text:style-name="P17"/>
          </table:table-cell>
          <table:table-cell table:style-name="Таблица1.A1" office:value-type="string">
            <text:p text:style-name="P17">Разработать план исследования.</text:p>
          </table:table-cell>
        </table:table-row>
        <table:table-row table:style-name="TableLine94135607629152">
          <table:covered-table-cell table:style-name="Таблица1.A15"/>
          <table:table-cell table:style-name="Таблица1.B15" office:value-type="string">
            <text:p text:style-name="P17">Провести эксперимент на базе созданной компьютерной модели.</text:p>
          </table:table-cell>
        </table:table-row>
        <table:table-row table:style-name="TableLine94135853178304">
          <table:covered-table-cell table:style-name="Таблица1.A16"/>
          <table:table-cell table:style-name="Таблица1.B16" office:value-type="string">
            <text:p text:style-name="P17">Проанализировать полученные результаты.</text:p>
          </table:table-cell>
        </table:table-row>
        <table:table-row table:style-name="TableLine94135548539760">
          <table:covered-table-cell table:style-name="Таблица1.A17"/>
          <table:table-cell table:style-name="Таблица1.B17" office:value-type="string">
            <text:p text:style-name="P18">Сделать выводы насчет свойств прототипа модели.</text:p>
          </table:table-cell>
        </table:table-row>
      </table:table>
      <text:p text:style-name="P35"/>
      <text:h text:style-name="P40" text:outline-level="1"><text:bookmark-start text:name="__RefHeading___Toc1575_2237960670"/>ПРОВЕДЕНИЕ КОМПЬЮТЕРНОГО МОДЕЛИРОВАНИЯ<text:bookmark-end text:name="__RefHeading___Toc1575_2237960670"/></text:h>
      <text:h text:style-name="Heading_20_2" text:outline-level="2"><text:bookmark-start text:name="__RefHeading___Toc767_2237960670"/>1. <text:span text:style-name="T22">Постановка задачи и её анализ</text:span><text:bookmark-end text:name="__RefHeading___Toc767_2237960670"/></text:h>
      <text:p text:style-name="P52"><text:tab/><text:span text:style-name="T22">Цель создания модели – исследование моделирования механических процессов. Поскольку исчерпывающ</text:span><text:span text:style-name="T23">ая реализация поставленной цели не представляется возможн</text:span><text:span text:style-name="T24">ой</text:span><text:span text:style-name="T23">, будет проведено моделирование одного конкретного случая. </text:span><text:span text:style-name="T22">В частности, </text:span><text:span text:style-name="T23">будет</text:span><text:span text:style-name="T22"> воспроизведен</text:span><text:span text:style-name="T23">о</text:span><text:span text:style-name="T22"> функционирование двойного </text:span><text:span text:style-name="T23">маятника</text:span><text:span text:style-name="T22">.</text:span></text:p>
      <text:p text:style-name="P21"><text:tab/><text:span text:style-name="T25">Уточнить, какие исходные результаты и в каком виде следует их получить.</text:span></text:p>
      <text:p text:style-name="P21"><text:span text:style-name="T25"><text:tab/></text:span><text:span text:style-name="T17">Исходными данными необходимыми для создания модели являются сила тяготения, значения массы, длины, углов каждого из маятников системы.</text:span></text:p>
      <text:h text:style-name="Heading_20_2" text:outline-level="2"><text:bookmark-start text:name="__RefHeading___Toc769_2237960670"/>2. Построение информационной модели<text:bookmark-end text:name="__RefHeading___Toc769_2237960670"/></text:h>
      <text:p text:style-name="P32"><text:tab/><text:span text:style-name="T26">Определить параметры модели и выявить взаимосвязь между ними.</text:span></text:p>
      <text:p text:style-name="P34"><text:tab/>Оценить, какие из параметров влиятельные для данной задачи, а какими можно пренебречь.</text:p>
      <text:p text:style-name="P34"><text:tab/>Математически описать зависимость между параметрами модели.</text:p>
      <text:h text:style-name="Heading_20_2" text:outline-level="2"><text:bookmark-start text:name="__RefHeading___Toc771_2237960670"/><text:span text:style-name="T44">3.</text:span> Разработка метода и алгоритма реализации компьютерной модели<text:bookmark-end text:name="__RefHeading___Toc771_2237960670"/></text:h>
      <text:p text:style-name="P33"><text:tab/><text:span text:style-name="T27">Разработать метод получения исходных результатов.</text:span></text:p>
      <text:p text:style-name="P33"><text:tab/><text:span text:style-name="T27">Составить алгоритм получения результатов по избранным методам.</text:span></text:p>
      <text:p text:style-name="P33"><text:tab/><text:span text:style-name="T27">Проверить правильность алгоритма.</text:span></text:p>
      <text:h text:style-name="Heading_20_2" text:outline-level="2"><text:bookmark-start text:name="__RefHeading___Toc773_2237960670"/>4. Разработка компьютерной модели<text:bookmark-end text:name="__RefHeading___Toc773_2237960670"/></text:h>
      <text:h text:style-name="P46" text:outline-level="2"><text:bookmark-start text:name="__RefHeading___Toc775_2237960670"/>4.1. Выбор средств реализации компьютерной модели<text:bookmark-end text:name="__RefHeading___Toc775_2237960670"/></text:h>
      <text:p text:style-name="P22"><text:tab/><text:span text:style-name="T28">Компьютерная модель будет реализована с использованием следующих инструментов:</text:span></text:p>
      <text:list xml:id="list3956564032" text:style-name="L2">
        <text:list-item>
          <text:p text:style-name="P49"><text:span text:style-name="T28">операционная система</text:span><text:span text:style-name="T22"> </text:span><text:span text:style-name="T29">Arch Linux;</text:span><text:span text:style-name="T32">[3]</text:span></text:p>
        </text:list-item>
        <text:list-item>
          <text:p text:style-name="P53">распределенная система управления версиями git;<text:span text:style-name="T32">[4]</text:span></text:p>
        </text:list-item>
        <text:list-item>
          <text:p text:style-name="P54">утилита автоматизации сборки CMake;<text:span text:style-name="T32">[5]</text:span></text:p>
        </text:list-item>
        <text:list-item>
          <text:p text:style-name="P54">язык С++;<text:span text:style-name="T32">[6]</text:span></text:p>
        </text:list-item>
        <text:list-item>
          <text:p text:style-name="P54">компилятор <text:span text:style-name="T35">GNU C</text:span>++;<text:span text:style-name="T34">[7]</text:span></text:p>
        </text:list-item>
        <text:list-item>
          <text:p text:style-name="P54">компоновщик <text:span text:style-name="T37">GNU Debugger</text:span>;<text:span text:style-name="T36">[8]</text:span></text:p>
        </text:list-item>
        <text:list-item>
          <text:p text:style-name="P55"><text:soft-page-break/>мультимедийная библиотека SFML;<text:span text:style-name="T39">[9]</text:span></text:p>
        </text:list-item>
        <text:list-item>
          <text:p text:style-name="P55">библиотека графического интерфейса <text:span text:style-name="T30">Dear</text:span> <text:span text:style-name="T30">ImGui;</text:span><text:span text:style-name="T41">[10]</text:span></text:p>
        </text:list-item>
        <text:list-item>
          <text:p text:style-name="P53">ImGui-SFML.<text:span text:style-name="T42">[11]</text:span></text:p>
        </text:list-item>
      </text:list>
      <text:h text:style-name="Heading_20_2" text:outline-level="2"><text:bookmark-start text:name="__RefHeading___Toc777_2237960670"/>4.<text:span text:style-name="T56">2</text:span>. <text:span text:style-name="T55">Написание файлов сборки</text:span><text:bookmark-end text:name="__RefHeading___Toc777_2237960670"/></text:h>
      <text:h text:style-name="Heading_20_2" text:outline-level="2"><text:bookmark-start text:name="__RefHeading___Toc779_2237960670"/>4.3. Проверка правильности созданной модели<text:bookmark-end text:name="__RefHeading___Toc779_2237960670"/></text:h>
      <text:h text:style-name="Heading_20_2" text:outline-level="2"><text:bookmark-start text:name="__RefHeading___Toc781_2237960670"/>5. Проведение эксперимента<text:bookmark-end text:name="__RefHeading___Toc781_2237960670"/></text:h>
      <text:p text:style-name="P51"><text:tab/><text:span text:style-name="T53">Проведение эксперимента не проводилось так как оно выходит за рамки целей дипломной работы. </text:span></text:p>
      <text:h text:style-name="P41" text:outline-level="1"><text:bookmark-start text:name="__RefHeading___Toc783_2237960670"/>ЗАКЛЮЧЕНИЕ<text:bookmark-end text:name="__RefHeading___Toc783_2237960670"/></text:h>
      <text:h text:style-name="P42" text:outline-level="1"><text:bookmark-start text:name="__RefHeading___Toc700_1316247610"/>ИСТОЧНИКИ<text:bookmark-end text:name="__RefHeading___Toc700_1316247610"/></text:h>
      <text:list xml:id="list3807628536" text:style-name="L3">
        <text:list-item>
          <text:p text:style-name="P50"><text:span text:style-name="T20">Википедия [Электронный ресурс] </text:span>– <text:span text:style-name="T20">Режим доступа: </text:span><text:a xlink:type="simple" xlink:href="https://ru.wikipedia.org/wiki/Компьютерное_моделирование" text:style-name="Internet_20_link" text:visited-style-name="Visited_20_Internet_20_Link"><text:span text:style-name="T16">https://ru.wikipedia.org/wiki/%D0%9A%D0%BE%D0%BC%D0%BF%D1%8C%D1%8E%D1%82%D0%B5%D1%80%D0%BD%D0%BE%D0%B5_%D0%BC%D0%BE%D0%B4%D0%B5%D0%BB%D0%B8%D1%80%D0%BE%D0%B2%D0%B0%D0%BD%D0%B8%D0%B5</text:span></text:a><text:span text:style-name="T20"> – Дата доступа: 25.03.2022.</text:span></text:p>
        </text:list-item>
        <text:list-item>
          <text:p text:style-name="P56">Википедия [Электронный ресурс]<text:span text:style-name="T20"> </text:span>– <text:span text:style-name="T20">Режим доступа:</text:span> https://ru.wikipedia.org/wiki/%D0%98%D0%BC%D0%B8%D1%82%D0%B0%D1%86%D0%B8%D0%BE%D0%BD%D0%BD%D0%BE%D0%B5_%D0%BC%D0%BE%D0%B4%D0%B5%D0%BB%D0%B8%D1%80%D0%BE%D0%B2%D0%B0%D0%BD%D0%B8%D0%B5<text:span text:style-name="T20"> </text:span>– Дата доступа: 25.03.2022.</text:p>
        </text:list-item>
        <text:list-item>
          <text:p text:style-name="P57">archlinux [Электронной ресурс]<text:span text:style-name="T20"> </text:span><text:span text:style-name="T31">– </text:span><text:span text:style-name="T20">Режим доступа:</text:span><text:span text:style-name="T31"> https://archlinux.org</text:span><text:span text:style-name="T20"> </text:span><text:span text:style-name="T31">– Дата доступа: 25.0</text:span>3<text:span text:style-name="T31">.2022.</text:span></text:p>
        </text:list-item>
        <text:list-item>
          <text:p text:style-name="P57">git [Электронный ресурс]<text:span text:style-name="T20"> </text:span><text:span text:style-name="T31">– </text:span><text:span text:style-name="T20">Режим доступа:</text:span><text:span text:style-name="T31"> </text:span>https://git-scm.com<text:span text:style-name="T20"> </text:span><text:span text:style-name="T31">– Дата доступа: 25.03.2022.</text:span></text:p>
        </text:list-item>
        <text:list-item>
          <text:p text:style-name="P57">cmake [Электронный ресурс]<text:span text:style-name="T20"> </text:span><text:span text:style-name="T31">– </text:span><text:span text:style-name="T20">Режим доступа:</text:span><text:span text:style-name="T31"> </text:span>https://cmake.org<text:span text:style-name="T20"> </text:span><text:span text:style-name="T31">– Дата доступа: 25.03.2022.</text:span></text:p>
        </text:list-item>
        <text:list-item>
          <text:p text:style-name="P57"><text:span text:style-name="T33">isocpp</text:span> [Электронный ресурс]<text:span text:style-name="T20"> </text:span><text:span text:style-name="T31">– </text:span><text:span text:style-name="T20">Режим доступа:</text:span><text:span text:style-name="T31"> https://isocpp.org</text:span><text:span text:style-name="T20"> </text:span><text:span text:style-name="T31">– Дата доступа: 25.03.2022.</text:span></text:p>
        </text:list-item>
        <text:list-item>
          <text:p text:style-name="P58"><text:span text:style-name="T36">GCC, the GNU Compiler Collection</text:span> [Электронный ресурс]<text:span text:style-name="T20"> </text:span><text:span text:style-name="T31">– </text:span><text:span text:style-name="T20">Режим доступа:</text:span><text:span text:style-name="T31"> </text:span>https://gcc.gnu.org<text:span text:style-name="T20"> </text:span><text:span text:style-name="T31">– Дата доступа: 25.03.2022.</text:span></text:p>
        </text:list-item>
        <text:list-item>
          <text:p text:style-name="P58"><text:span text:style-name="T38">GDB:</text:span><text:span text:style-name="T36"> </text:span><text:span text:style-name="T38">T</text:span><text:span text:style-name="T36">he GNU </text:span><text:span text:style-name="T38">Project</text:span><text:span text:style-name="T36"> </text:span><text:span text:style-name="T38">Debugger</text:span> [Электронный ресурс]<text:span text:style-name="T20"> </text:span><text:span text:style-name="T31">– </text:span><text:span text:style-name="T20">Режим доступа:</text:span><text:span text:style-name="T31"> https://www.sourceware.org/gdb</text:span><text:span text:style-name="T20"> </text:span><text:span text:style-name="T31">– Дата доступа: 25.03.2022.</text:span></text:p>
        </text:list-item>
        <text:list-item>
          <text:p text:style-name="P58"><text:span text:style-name="T40">Simple and Fast Multimedia Library</text:span> [Электронный ресурс]<text:span text:style-name="T20"> </text:span><text:span text:style-name="T31">– </text:span><text:span text:style-name="T20">Режим доступа:</text:span><text:span text:style-name="T31"> https://www.sfml-dev.org</text:span><text:span text:style-name="T20"> </text:span><text:span text:style-name="T31">– Дата доступа: 25.03.2022.</text:span></text:p>
        </text:list-item>
        <text:list-item>
          <text:p text:style-name="P58"><text:span text:style-name="T42">imgui</text:span> [Электронный ресурс]<text:span text:style-name="T20"> </text:span><text:span text:style-name="T31">– </text:span><text:span text:style-name="T20">Режим доступа:</text:span><text:span text:style-name="T31"> https://github.com/ocornut/imgui</text:span><text:span text:style-name="T20"> </text:span><text:span text:style-name="T31">– Дата доступа: 25.03.2022.</text:span></text:p>
        </text:list-item>
        <text:list-item>
          <text:p text:style-name="P59"><text:span text:style-name="T42">imgui-</text:span><text:span text:style-name="T43">sfml</text:span> [Электронный ресурс]<text:span text:style-name="T20"> </text:span><text:span text:style-name="T31">– </text:span><text:span text:style-name="T20">Режим доступа:</text:span><text:span text:style-name="T31"> https://github.com/eliasdaler/imgui-sfml</text:span><text:span text:style-name="T20"> </text:span><text:span text:style-name="T31">– Дата доступа: 25.03.2022.</text:span></text:p>
        </text:list-item>
      </text:list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erif2" fo:font-family="'Liberation Serif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Жирный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text-transform="uppercas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7:48:47.255879617</meta:creation-date>
    <dc:date>2022-05-20T18:09:42.100742143</dc:date>
    <meta:editing-duration>PT7H13M</meta:editing-duration>
    <meta:editing-cycles>116</meta:editing-cycles>
    <meta:generator>LibreOffice/7.3.3.2$Linux_X86_64 LibreOffice_project/30$Build-2</meta:generator>
    <meta:document-statistic meta:table-count="1" meta:image-count="0" meta:object-count="0" meta:page-count="10" meta:paragraph-count="127" meta:word-count="983" meta:character-count="8840" meta:non-whitespace-character-count="7944"/>
  </office:meta>
</office:document-meta>
</file>